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413cm" fo:margin-left="-0.383cm" table:align="left" style:writing-mode="lr-tb"/>
    </style:style>
    <style:style style:name="Tableau1.A" style:family="table-column">
      <style:table-column-properties style:column-width="16.413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style:writing-mode="lr-tb"/>
      <style:text-properties fo:font-weight="bold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ucturereferente_lib_struc" text:name="structurereferente_lib_struc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adr"/>
        <text:user-field-decl office:value-type="string" office:string-value="" text:name="contratinsertion_observ_ci"/>
        <text:user-field-decl office:value-type="string" office:string-value="serviceinstructeur_lib_service" text:name="serviceinstructeur_lib_service"/>
        <text:user-field-decl office:value-type="string" office:string-value="" text:name="propodecisioncer66_motifscersnonvalids66"/>
        <text:user-field-decl office:value-type="string" office:string-value="" text:name="propodecisioncer66_motifficheliaison"/>
      </text:user-field-decls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4">FICHE DE LIAISON</text:p>
      <text:p text:style-name="P4"><text:s text:c="2"/>MSP <text:user-field-get text:name="structurereferente_lib_struc">structurereferente_lib_struc</text:user-field-get></text:p>
      <text:p text:style-name="P5"/>
      <text:p text:style-name="P5">Du Coordonnateur Technique ou Chargé de Mission au référent <text:s/><text:user-field-get text:name="referent_qual">referent_qual</text:user-field-get> <text:user-field-get text:name="referent_nom">referent_nom</text:user-field-get> <text:user-field-get text:name="referent_prenom">referent_prenom</text:user-field-get></text:p>
      <text:p text:style-name="P1"/>
      <text:p text:style-name="Standard"><text:span text:style-name="T2">Dossier de </text:span><text:span text:style-name="T1">:</text:span><text:span text:style-name="T3"><text:tab/></text:span></text:p>
      <text:p text:style-name="P9"><text:tab/></text:p>
      <text:p text:style-name="P7"><text:s text:c="7"/>Nom, prénom : <text:user-field-get text:name="personne_qual">personne_qual</text:user-field-get> <text:user-field-get text:name="personne_nom">personne_nom</text:user-field-get> <text:user-field-get text:name="personne_prenom">personne_prenom</text:user-field-get></text:p>
      <text:p text:style-name="P7"/>
      <text:p text:style-name="P7"><text:s text:c="7"/>N° allocataire : <text:user-field-get text:name="dossier_matricule"/></text:p>
      <text:p text:style-name="P7"/>
      <text:p text:style-name="P7"><text:s text:c="7"/>Demeurant à : <text:user-field-get text:name="adresse_numvoie"/> <text:user-field-get text:name="adresse_typevoie"/> <text:user-field-get text:name="adresse_nomvoie"/></text:p>
      <text:p text:style-name="P10"><text:tab/><text:tab/><text:tab/><text:user-field-get text:name="adresse_compladr"/><text:tab/> </text:p>
      <text:p text:style-name="P7"><text:tab/><text:user-field-get text:name="adresse_codepos"/> <text:s/><text:user-field-get text:name="adresse_locaadr"/></text:p>
      <text:p text:style-name="P7"><text:tab/></text:p>
      <text:p text:style-name="P7"/>
      <text:p text:style-name="P7"><text:s text:c="7"/>Canton : </text:p>
      <text:p text:style-name="P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/>
            <text:p text:style-name="P8">Motif(s) de la non validation du CER :</text:p>
            <text:p text:style-name="P6"/>
            <text:p text:style-name="Standard"><text:span text:style-name="T2"><text:user-field-get text:name="propodecisioncer66_motifscersnonvalids66"/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/>
            <text:p text:style-name="P6"/>
          </table:table-cell>
        </table:table-row>
        <text:soft-page-break/>
        <table:table-row table:style-name="Tableau1.2">
          <table:table-cell table:style-name="Tableau1.A1" office:value-type="string">
            <text:p text:style-name="P8">Informations complémentaires du Coordonnateur Technique ou Chargé de Mission <text:s/>:</text:p>
            <text:p text:style-name="P8"/>
            <text:p text:style-name="P8"><text:user-field-get text:name="propodecisioncer66_motifficheliaison"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Date : le...................................................... <text:s text:c="10"/>Signature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date>2012-03-28T12:02:02</dc:date>
    <meta:print-date>2007-07-26T09:47:00</meta:print-date>
    <meta:editing-cycles>12</meta:editing-cycles>
    <meta:editing-duration>PT26M10S</meta:editing-duration>
    <meta:generator>LibreOffice/3.4$Unix LibreOffice_project/340m1$Build-502</meta:generator>
    <meta:document-statistic meta:table-count="1" meta:image-count="0" meta:object-count="0" meta:page-count="2" meta:paragraph-count="17" meta:word-count="56" meta:character-count="511" meta:non-whitespace-character-count="399"/>
    <dc:creator>Arnaud Auzolat</dc:creator>
    <meta:user-defined meta:name="Info 1"/>
    <meta:user-defined meta:name="Info 2"/>
    <meta:user-defined meta:name="Info 3"/>
    <meta:user-defined meta:name="Info 4"/>
  </office:meta>
</office:document-meta>
</file>